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967a" officeooo:paragraph-rsid="001a967a"/>
    </style:style>
    <style:style style:name="P2" style:family="paragraph" style:parent-style-name="Standard">
      <style:paragraph-properties fo:text-align="center" style:justify-single-word="false"/>
      <style:text-properties officeooo:rsid="001a967a" officeooo:paragraph-rsid="001a967a"/>
    </style:style>
    <style:style style:name="P3" style:family="paragraph" style:parent-style-name="Standard">
      <style:text-properties officeooo:rsid="001e7667" officeooo:paragraph-rsid="001a967a"/>
    </style:style>
    <style:style style:name="P4" style:family="paragraph" style:parent-style-name="Standard">
      <style:text-properties officeooo:paragraph-rsid="001a967a"/>
    </style:style>
    <style:style style:name="P5" style:family="paragraph" style:parent-style-name="Standard">
      <style:text-properties officeooo:paragraph-rsid="009c1caa"/>
    </style:style>
    <style:style style:name="P6" style:family="paragraph" style:parent-style-name="Heading">
      <style:text-properties officeooo:paragraph-rsid="00962d99"/>
    </style:style>
    <style:style style:name="P7" style:family="paragraph" style:parent-style-name="Heading">
      <style:text-properties officeooo:rsid="009440d3" officeooo:paragraph-rsid="00962d99"/>
    </style:style>
    <style:style style:name="P8" style:family="paragraph" style:parent-style-name="Heading" style:master-page-name="">
      <style:paragraph-properties style:page-number="auto"/>
      <style:text-properties officeooo:paragraph-rsid="00962d99"/>
    </style:style>
    <style:style style:name="P9" style:family="paragraph" style:parent-style-name="Heading">
      <style:paragraph-properties fo:margin-top="0.0398in" fo:margin-bottom="0.0398in" loext:contextual-spacing="false" fo:line-height="100%"/>
    </style:style>
    <style:style style:name="P10" style:family="paragraph" style:parent-style-name="Heading">
      <style:paragraph-properties fo:margin-top="0.0398in" fo:margin-bottom="0.0398in" loext:contextual-spacing="false" fo:line-height="100%"/>
      <style:text-properties officeooo:paragraph-rsid="009440d3"/>
    </style:style>
    <style:style style:name="P11" style:family="paragraph" style:parent-style-name="Text_20_body">
      <style:text-properties officeooo:paragraph-rsid="009c1caa"/>
    </style:style>
    <style:style style:name="P12" style:family="paragraph" style:parent-style-name="Text_20_body">
      <style:text-properties officeooo:paragraph-rsid="009e85fe"/>
    </style:style>
    <style:style style:name="P13" style:family="paragraph" style:parent-style-name="Text_20_body">
      <style:text-properties officeooo:paragraph-rsid="009da24c"/>
    </style:style>
    <style:style style:name="P14" style:family="paragraph" style:parent-style-name="Title">
      <style:paragraph-properties fo:margin-top="0in" fo:margin-bottom="0in" loext:contextual-spacing="false" fo:text-align="center" style:justify-single-word="false"/>
      <style:text-properties fo:font-size="24pt" officeooo:rsid="001a967a" officeooo:paragraph-rsid="00962d99" style:font-size-asian="21pt" style:font-size-complex="24pt"/>
    </style:style>
    <style:style style:name="P15" style:family="paragraph" style:parent-style-name="Title">
      <style:paragraph-properties fo:margin-top="0in" fo:margin-bottom="0in" loext:contextual-spacing="false" fo:text-align="center" style:justify-single-word="false"/>
      <style:text-properties fo:font-size="24pt" officeooo:rsid="009440d3" officeooo:paragraph-rsid="00962d99" style:font-size-asian="21pt" style:font-size-complex="24pt"/>
    </style:style>
    <style:style style:name="P16" style:family="paragraph" style:parent-style-name="Title">
      <style:paragraph-properties fo:margin-top="0in" fo:margin-bottom="0in" loext:contextual-spacing="false" fo:text-align="center" style:justify-single-word="false"/>
      <style:text-properties fo:font-size="20pt" officeooo:rsid="009440d3" officeooo:paragraph-rsid="00962d99" style:font-size-asian="20pt" style:font-size-complex="20pt"/>
    </style:style>
    <style:style style:name="P17" style:family="paragraph" style:parent-style-name="Standard">
      <style:paragraph-properties fo:margin-top="0in" fo:margin-bottom="0in" loext:contextual-spacing="false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9c1caa"/>
    </style:style>
    <style:style style:name="P19" style:family="paragraph" style:parent-style-name="Hlavicka">
      <style:paragraph-properties fo:text-align="center" style:justify-single-word="false"/>
      <style:text-properties fo:font-variant="small-caps" fo:font-size="24pt" officeooo:rsid="00939f0e" officeooo:paragraph-rsid="00939f0e" style:font-size-asian="24pt" style:font-size-complex="24pt"/>
    </style:style>
    <style:style style:name="P20" style:family="paragraph" style:parent-style-name="Text_20_body">
      <style:text-properties officeooo:rsid="00bac334" officeooo:paragraph-rsid="00bac334"/>
    </style:style>
    <style:style style:name="P21" style:family="paragraph" style:parent-style-name="Text_20_body" style:list-style-name="L7">
      <style:text-properties officeooo:rsid="00bac334" officeooo:paragraph-rsid="00bac334"/>
    </style:style>
    <style:style style:name="P22" style:family="paragraph" style:parent-style-name="Text_20_body" style:list-style-name="L7">
      <style:text-properties officeooo:rsid="00bc7ea8" officeooo:paragraph-rsid="00bc7ea8"/>
    </style:style>
    <style:style style:name="P23" style:family="paragraph" style:parent-style-name="Text_20_body" style:list-style-name="L7">
      <style:text-properties officeooo:rsid="00be76f7" officeooo:paragraph-rsid="00be76f7"/>
    </style:style>
    <style:style style:name="P24" style:family="paragraph" style:parent-style-name="Text_20_body" style:list-style-name="L14">
      <style:text-properties officeooo:rsid="00beb30e" officeooo:paragraph-rsid="00beb30e"/>
    </style:style>
    <style:style style:name="P25" style:family="paragraph" style:parent-style-name="Text_20_body" style:list-style-name="L15">
      <style:text-properties officeooo:paragraph-rsid="00beb30e"/>
    </style:style>
    <style:style style:name="P26" style:family="paragraph" style:parent-style-name="Text_20_body" style:list-style-name="L15">
      <style:text-properties officeooo:rsid="00bfa832" officeooo:paragraph-rsid="00bfa832"/>
    </style:style>
    <style:style style:name="P27" style:family="paragraph" style:parent-style-name="Text_20_body" style:list-style-name="L16">
      <style:text-properties officeooo:rsid="00bfb52d" officeooo:paragraph-rsid="00bfb52d"/>
    </style:style>
    <style:style style:name="P28" style:family="paragraph" style:parent-style-name="Text_20_body" style:list-style-name="L17">
      <style:text-properties officeooo:rsid="00bfb52d" officeooo:paragraph-rsid="00bfb52d"/>
    </style:style>
    <style:style style:name="P29" style:family="paragraph" style:parent-style-name="Text_20_body" style:list-style-name="L14">
      <style:text-properties officeooo:paragraph-rsid="00bfb52d"/>
    </style:style>
    <style:style style:name="P30" style:family="paragraph" style:parent-style-name="Text_20_body" style:list-style-name="L17">
      <style:text-properties officeooo:paragraph-rsid="00bfb52d"/>
    </style:style>
    <style:style style:name="P31" style:family="paragraph" style:parent-style-name="Text_20_body" style:list-style-name="L18">
      <style:text-properties officeooo:rsid="00bfb6b2" officeooo:paragraph-rsid="00bfb6b2"/>
    </style:style>
    <style:style style:name="P32" style:family="paragraph" style:parent-style-name="Text_20_body" style:list-style-name="L19">
      <style:text-properties officeooo:rsid="00bfb6b2" officeooo:paragraph-rsid="00bfb6b2"/>
    </style:style>
    <style:style style:name="P33" style:family="paragraph" style:parent-style-name="Text_20_body">
      <style:text-properties officeooo:rsid="00c16627" officeooo:paragraph-rsid="00c16627"/>
    </style:style>
    <style:style style:name="P34" style:family="paragraph" style:parent-style-name="Text_20_body" style:list-style-name="L23">
      <style:text-properties officeooo:rsid="00c16627" officeooo:paragraph-rsid="00c16627"/>
    </style:style>
    <style:style style:name="P35" style:family="paragraph" style:parent-style-name="Text_20_body" style:list-style-name="L24">
      <style:text-properties officeooo:rsid="00c16627" officeooo:paragraph-rsid="00c16627"/>
    </style:style>
    <style:style style:name="P36" style:family="paragraph" style:parent-style-name="Text_20_body" style:list-style-name="L25">
      <style:text-properties officeooo:rsid="00c16627" officeooo:paragraph-rsid="00c16627"/>
    </style:style>
    <style:style style:name="P37" style:family="paragraph" style:parent-style-name="Text_20_body" style:list-style-name="L23">
      <style:text-properties officeooo:paragraph-rsid="00c16627"/>
    </style:style>
    <style:style style:name="P38" style:family="paragraph" style:parent-style-name="Text_20_body" style:list-style-name="L25">
      <style:text-properties officeooo:rsid="00c2f224" officeooo:paragraph-rsid="00c2f224"/>
    </style:style>
    <style:style style:name="P39" style:family="paragraph" style:parent-style-name="Text_20_body" style:list-style-name="L26">
      <style:text-properties officeooo:rsid="00c2f224" officeooo:paragraph-rsid="00c2f224"/>
    </style:style>
    <style:style style:name="P40" style:family="paragraph" style:parent-style-name="Text_20_body" style:list-style-name="L27">
      <style:text-properties officeooo:rsid="00c2f224" officeooo:paragraph-rsid="00c2f224"/>
    </style:style>
    <style:style style:name="P41" style:family="paragraph" style:parent-style-name="Text_20_body" style:list-style-name="L27">
      <style:text-properties officeooo:paragraph-rsid="00c2f224"/>
    </style:style>
    <style:style style:name="P42" style:family="paragraph" style:parent-style-name="Text_20_body" style:list-style-name="L27">
      <style:text-properties officeooo:rsid="00c53fa8" officeooo:paragraph-rsid="00c53fa8"/>
    </style:style>
    <style:style style:name="P43" style:family="paragraph" style:parent-style-name="Text_20_body" style:list-style-name="L1">
      <style:paragraph-properties fo:margin-top="0in" fo:margin-bottom="0in" loext:contextual-spacing="false"/>
      <style:text-properties officeooo:paragraph-rsid="009c1caa"/>
    </style:style>
    <style:style style:name="P44" style:family="paragraph" style:parent-style-name="Text_20_body" style:list-style-name="L1">
      <style:paragraph-properties fo:margin-top="0in" fo:margin-bottom="0in" loext:contextual-spacing="false"/>
      <style:text-properties officeooo:paragraph-rsid="00b9c9ec"/>
    </style:style>
    <style:style style:name="P45" style:family="paragraph" style:parent-style-name="Text_20_body" style:list-style-name="L1">
      <style:paragraph-properties fo:margin-top="0in" fo:margin-bottom="0in" loext:contextual-spacing="false"/>
      <style:text-properties officeooo:rsid="00b3f09e" officeooo:paragraph-rsid="00b3f09e"/>
    </style:style>
    <style:style style:name="P46" style:family="paragraph" style:parent-style-name="Text_20_body" style:list-style-name="L1">
      <style:paragraph-properties fo:margin-top="0in" fo:margin-bottom="0in" loext:contextual-spacing="false"/>
      <style:text-properties officeooo:rsid="00b429f0" officeooo:paragraph-rsid="00b429f0"/>
    </style:style>
    <style:style style:name="P47" style:family="paragraph" style:parent-style-name="Text_20_body" style:list-style-name="L1">
      <style:paragraph-properties fo:margin-top="0in" fo:margin-bottom="0in" loext:contextual-spacing="false"/>
      <style:text-properties officeooo:rsid="00b5ff03" officeooo:paragraph-rsid="00b5ff03"/>
    </style:style>
    <style:style style:name="P48" style:family="paragraph" style:parent-style-name="Heading_20_1">
      <style:text-properties officeooo:rsid="009af2b2" officeooo:paragraph-rsid="009c1caa"/>
    </style:style>
    <style:style style:name="P49" style:family="paragraph" style:parent-style-name="Heading_20_1">
      <style:text-properties officeooo:rsid="009e25c1" officeooo:paragraph-rsid="009e25c1"/>
    </style:style>
    <style:style style:name="P50" style:family="paragraph" style:parent-style-name="Heading_20_1">
      <style:text-properties officeooo:rsid="009e85fe" officeooo:paragraph-rsid="009e85fe"/>
    </style:style>
    <style:style style:name="P51" style:family="paragraph" style:parent-style-name="Heading_20_1">
      <style:text-properties officeooo:paragraph-rsid="009e85fe"/>
    </style:style>
    <style:style style:name="P52" style:family="paragraph" style:parent-style-name="Heading_20_1">
      <style:paragraph-properties fo:margin-top="0in" fo:margin-bottom="0in" loext:contextual-spacing="false"/>
      <style:text-properties officeooo:rsid="00991dd6" officeooo:paragraph-rsid="009c1caa"/>
    </style:style>
    <style:style style:name="P53" style:family="paragraph" style:parent-style-name="Heading_20_2">
      <style:text-properties officeooo:rsid="009922bc" officeooo:paragraph-rsid="009c1caa"/>
    </style:style>
    <style:style style:name="P54" style:family="paragraph" style:parent-style-name="Heading_20_2">
      <style:text-properties officeooo:rsid="009da24c" officeooo:paragraph-rsid="009da24c"/>
    </style:style>
    <style:style style:name="P55" style:family="paragraph" style:parent-style-name="Heading_20_2">
      <style:text-properties officeooo:rsid="009e85fe" officeooo:paragraph-rsid="009e85fe"/>
    </style:style>
    <style:style style:name="P56" style:family="paragraph" style:parent-style-name="Heading_20_2">
      <style:text-properties officeooo:rsid="00bfb52d" officeooo:paragraph-rsid="00bfb52d"/>
    </style:style>
    <style:style style:name="T1" style:family="text">
      <style:text-properties officeooo:rsid="009440d3"/>
    </style:style>
    <style:style style:name="T2" style:family="text">
      <style:text-properties style:font-name="Liberation Serif" fo:font-size="12pt" fo:language="en" fo:country="GB" style:font-size-asian="12pt"/>
    </style:style>
    <style:style style:name="T3" style:family="text">
      <style:text-properties style:font-name="Liberation Serif" fo:font-size="12pt" fo:language="en" fo:country="GB" officeooo:rsid="00ae6539" style:font-size-asian="12pt"/>
    </style:style>
    <style:style style:name="T4" style:family="text">
      <style:text-properties fo:color="#000000" style:font-name="Liberation Serif" fo:font-size="12pt" fo:language="en" fo:country="GB" style:font-size-asian="12pt"/>
    </style:style>
    <style:style style:name="T5" style:family="text">
      <style:text-properties fo:color="#000000" style:font-name="Liberation Serif" fo:font-size="12pt" fo:language="en" fo:country="GB" officeooo:rsid="00a6e115" style:font-size-asian="12pt"/>
    </style:style>
    <style:style style:name="T6" style:family="text">
      <style:text-properties fo:color="#000000" style:font-name="Liberation Serif" fo:font-size="12pt" fo:language="en" fo:country="GB" officeooo:rsid="00ab0a56" style:font-size-asian="12pt"/>
    </style:style>
    <style:style style:name="T7" style:family="text">
      <style:text-properties fo:color="#000000" style:font-name="Liberation Serif" fo:font-size="12pt" fo:language="en" fo:country="GB" officeooo:rsid="00ac2675" style:font-size-asian="12pt"/>
    </style:style>
    <style:style style:name="T8" style:family="text">
      <style:text-properties fo:color="#000000" style:font-name="Liberation Serif" fo:font-size="12pt" fo:language="en" fo:country="GB" officeooo:rsid="00ae1d23" style:font-size-asian="12pt"/>
    </style:style>
    <style:style style:name="T9" style:family="text">
      <style:text-properties fo:color="#000000" style:font-name="Liberation Serif" fo:font-size="12pt" fo:language="en" fo:country="GB" officeooo:rsid="00ae6539" style:font-size-asian="12pt"/>
    </style:style>
    <style:style style:name="T10" style:family="text">
      <style:text-properties fo:color="#000000" style:font-name="Liberation Serif" fo:font-size="12pt" fo:language="en" fo:country="GB" officeooo:rsid="00ae7890" style:font-size-asian="12pt"/>
    </style:style>
    <style:style style:name="T11" style:family="text">
      <style:text-properties fo:color="#000000" style:font-name="Liberation Serif" fo:font-size="12pt" fo:language="en" fo:country="GB" officeooo:rsid="00af6ad6" style:font-size-asian="12pt"/>
    </style:style>
    <style:style style:name="T12" style:family="text">
      <style:text-properties fo:color="#000000" style:font-name="Liberation Serif" fo:font-size="12pt" fo:language="en" fo:country="GB" officeooo:rsid="00afa22e" style:font-size-asian="12pt"/>
    </style:style>
    <style:style style:name="T13" style:family="text">
      <style:text-properties fo:color="#000000" style:font-name="Liberation Serif" fo:font-size="12pt" fo:language="en" fo:country="GB" officeooo:rsid="00b0a5fb" style:font-size-asian="12pt"/>
    </style:style>
    <style:style style:name="T14" style:family="text">
      <style:text-properties officeooo:rsid="00b2e53a"/>
    </style:style>
    <style:style style:name="T15" style:family="text">
      <style:text-properties officeooo:rsid="00b3f09e"/>
    </style:style>
    <style:style style:name="T16" style:family="text">
      <style:text-properties officeooo:rsid="00b429f0"/>
    </style:style>
    <style:style style:name="T17" style:family="text">
      <style:text-properties officeooo:rsid="00b667fe"/>
    </style:style>
    <style:style style:name="T18" style:family="text">
      <style:text-properties officeooo:rsid="00bc7ea8"/>
    </style:style>
    <style:style style:name="T19" style:family="text">
      <style:text-properties officeooo:rsid="00be76f7"/>
    </style:style>
    <style:style style:name="T20" style:family="text">
      <style:text-properties officeooo:rsid="00bfa832"/>
    </style:style>
    <style:style style:name="T21" style:family="text">
      <style:text-properties officeooo:rsid="00bfb52d"/>
    </style:style>
    <style:style style:name="T22" style:family="text">
      <style:text-properties officeooo:rsid="009e85fe"/>
    </style:style>
    <style:style style:name="T23" style:family="text">
      <style:text-properties officeooo:rsid="00c16627"/>
    </style:style>
    <style:style style:name="T24" style:family="text">
      <style:text-properties officeooo:rsid="00c2f224"/>
    </style:style>
    <style:style style:name="T25" style:family="text">
      <style:text-properties officeooo:rsid="00c3672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Vysoké učení technické v Brně</text:p>
      <text:p text:style-name="P19">Fakulta informačných technológií</text:p>
      <text:p text:style-name="Hlavicka"/>
      <text:p text:style-name="P1"/>
      <text:p text:style-name="P1"/>
      <text:p text:style-name="P1"/>
      <text:p text:style-name="P2"/>
      <text:p text:style-name="P2"/>
      <text:p text:style-name="P14"/>
      <text:p text:style-name="P14"/>
      <text:p text:style-name="P14"/>
      <text:p text:style-name="P14">Model restaurace v období oběda</text:p>
      <text:p text:style-name="P15"><text:tab/></text:p>
      <text:p text:style-name="P16">Dokumentácia k projektu do predmetu IMS</text:p>
      <text:p text:style-name="P4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8"/>
      <text:p text:style-name="P6"/>
      <text:p text:style-name="P6"/>
      <text:p text:style-name="P7"><text:tab/><text:tab/><text:tab/><text:tab/><text:tab/><text:tab/><text:tab/><text:tab/>Autori: </text:p>
      <text:p text:style-name="P10"><text:tab/><text:tab/><text:tab/><text:tab/><text:tab/><text:tab/><text:tab/><text:tab/>Marián Ďurčo(xdurco00),</text:p>
      <text:p text:style-name="P9"><text:span text:style-name="T1">Brno 2016</text:span><text:tab/><text:tab/><text:tab/><text:tab/><text:tab/><text:tab/><text:tab/><text:span text:style-name="T1">Marcel Kiss(xkissm01)</text:span></text:p>
      <text:p text:style-name="P1"><text:tab/><text:tab/></text:p>
      <text:h text:style-name="P52" text:outline-level="1"><text:soft-page-break/>Úvod</text:h>
      <text:p text:style-name="P11"/>
      <text:p text:style-name="P18"><text:tab/><text:span text:style-name="T2">Táto práca popisuje riešenie návrhu a implementácie simula</text:span><text:span text:style-name="T3">č</text:span><text:span text:style-name="T2">ného modelu pre reštaura</text:span><text:span text:style-name="T3">č</text:span><text:span text:style-name="T2">né zariadenie v obobí obeda. </text:span></text:p>
      <text:p text:style-name="P17"><text:span text:style-name="T2"><text:tab/></text:span><text:span text:style-name="T4">Hlavným ú</text:span><text:span text:style-name="T9">č</text:span><text:span text:style-name="T4">elom bolo vytvorenie validného simulacného modelu, pomocou ktorého by sme vedeli zisti</text:span><text:span text:style-name="T10">ť</text:span><text:span text:style-name="T4"> problematické a najmä najviac </text:span><text:span text:style-name="T10">č</text:span><text:span text:style-name="T4">asovo náro</text:span><text:span text:style-name="T11">č</text:span><text:span text:style-name="T4">né situácie pri staraní sa o zákazníka. Výsledky by mali pomoc</text:span><text:span text:style-name="T12">ť </text:span><text:span text:style-name="T4">nás</text:span><text:span text:style-name="T12">ť</text:span><text:span text:style-name="T4"> slabé miesta a navrhnú</text:span><text:span text:style-name="T12">ť </text:span><text:span text:style-name="T4">riešenie k ich odstráneniu.</text:span></text:p>
      <text:p text:style-name="P5"><text:span text:style-name="T4"><text:tab/>Pre vypracovanie tejto simulácie bolo potrebné </text:span><text:span text:style-name="T12">po</text:span><text:span text:style-name="T4">rozumie</text:span><text:span text:style-name="T12">ť</text:span><text:span text:style-name="T4"> problematike týkajúcej sa tvorbe simula</text:span><text:span text:style-name="T13">č</text:span><text:span text:style-name="T4">ného modelu, skúmanie a porozumenie reálneho modelu a jeho následná abstrakcia.</text:span></text:p>
      <text:h text:style-name="P53" text:outline-level="2">Autori</text:h>
      <text:p text:style-name="P11"><text:tab/><text:span text:style-name="T4">Pri tvorbe spolupracovali ako hlavný tvorcovia Marcel Kiss spolu s Mariánom </text:span><text:span text:style-name="T6">Ď</text:span><text:span text:style-name="T4">ur</text:span><text:span text:style-name="T6">č</text:span><text:span text:style-name="T4">om. Dáta, ktoré boli použité sú z reálneho pozorovania v reštaura</text:span><text:span text:style-name="T7">č</text:span><text:span text:style-name="T4">nom zariadení. Informácie boli najmä </text:span><text:span text:style-name="T8">č</text:span><text:span text:style-name="T4">erpané <text:s/>z prednášok predmetu IMS a dokumena</text:span><text:span text:style-name="T8">č</text:span><text:span text:style-name="T4">ných stránok knihovne SIMLIB. Tieto a ostatné zdroje sú uvedené v závere tejto dokumentácie.</text:span></text:p>
      <text:h text:style-name="P54" text:outline-level="2">Overenie validity modelu</text:h>
      <text:p text:style-name="P13"><text:span text:style-name="T4"><text:tab/></text:span><text:span text:style-name="T5">Ov</text:span><text:span text:style-name="T4">erovanie prebiehalo v reálnom prostredí jednej z reštaurácií. ………………</text:span></text:p>
      <text:h text:style-name="P48" text:outline-level="1">Rozbor témy</text:h>
      <text:list xml:id="list5053520812744262449" text:style-name="L1">
        <text:list-item>
          <text:p text:style-name="P45">Popísať <text:span text:style-name="T16">fakty o restauracii :</text:span></text:p>
          <text:list>
            <text:list-item>
              <text:p text:style-name="P46">aky system v restauracii vladne</text:p>
              <text:list>
                <text:list-item>
                  <text:p text:style-name="P46">tj maju usadaca</text:p>
                </text:list-item>
                <text:list-item>
                  <text:p text:style-name="P46">niekolkych casnikov</text:p>
                  <text:list>
                    <text:list-item>
                      <text:p text:style-name="P46">ti nosia menu, vybavuju objednavku, objednavka do kuchyne, nosia jedlo, pripadne to iste s dezertom, a nakoniec riesia plabu</text:p>
                    </text:list-item>
                  </text:list>
                </text:list-item>
              </text:list>
            </text:list-item>
            <text:list-item>
              <text:p text:style-name="P47">ako <text:span text:style-name="T17">pracuje kuchyna</text:span></text:p>
            </text:list-item>
          </text:list>
        </text:list-item>
        <text:list-item>
          <text:p text:style-name="P43"><text:span text:style-name="T14">Podlozenie zistených výsledkov</text:span></text:p>
        </text:list-item>
        <text:list-item>
          <text:p text:style-name="P45">zobrazenie ziskanych dat v nasom pripade osobne merania ako dôverihodny zdroj</text:p>
        </text:list-item>
        <text:list-item>
          <text:p text:style-name="P44"><text:span text:style-name="T15">tieto merania nejak zobraziť grafom atdd</text:span></text:p>
        </text:list-item>
      </text:list>
      <text:h text:style-name="Heading_20_2" text:outline-level="2">Použité postupy</text:h>
      <text:list xml:id="list4363844572168202184" text:style-name="L7">
        <text:list-item>
          <text:p text:style-name="P21">Postupy ake sme pouzili pri tvorbe modelu tj.:</text:p>
          <text:list>
            <text:list-item>
              <text:p text:style-name="P22">ziskali sme subor dat pomocom merani a pozorovani v realite</text:p>
            </text:list-item>
          </text:list>
        </text:list-item>
      </text:list>
      <text:h text:style-name="Heading_20_2" text:outline-level="2"><text:soft-page-break/><text:s/><text:span text:style-name="T19">Použité technológie</text:span></text:h>
      <text:list xml:id="list230633343927410" text:continue-numbering="true" text:style-name="L7">
        <text:list-item>
          <text:p text:style-name="P21">Popisat preco pouzivame SIMLIB <text:span text:style-name="T18">na implementaciu mozne rychle vytvorenie funkcnej simulacie, na rozdiel od roznych inych nastrojov ktore su komplikovanejsie a pre tuto konkretnu pracu az zbytocne)</text:span></text:p>
        </text:list-item>
        <text:list-item>
          <text:p text:style-name="P23">+ open source</text:p>
        </text:list-item>
        <text:list-item>
          <text:p text:style-name="P23">spomenut ze Similib uz implementuje vacsinu nastrojov pre simulacie takze ich netreba zvonu vytvarat a je mozne ich pouzit</text:p>
        </text:list-item>
      </text:list>
      <text:p text:style-name="P20"/>
      <text:h text:style-name="P49" text:outline-level="1">Abstraktný model</text:h>
      <text:list xml:id="list23473300125633270" text:style-name="L14">
        <text:list-item>
          <text:p text:style-name="P24">Co je abstraktny model</text:p>
        </text:list-item>
        <text:list-item>
          <text:p text:style-name="P24">Preco vlastne robime abstraktny model..</text:p>
          <text:list>
            <text:list-item>
              <text:p text:style-name="P29"><text:span text:style-name="T21">studia chovania systemu</text:span></text:p>
            </text:list-item>
            <text:list-item>
              <text:p text:style-name="P29"><text:span text:style-name="T21">predikcia, iste vyhodnotenie chovania systemu za istych podmienok</text:span></text:p>
            </text:list-item>
            <text:list-item>
              <text:p text:style-name="P29"><text:span text:style-name="T21">urcenie faktorov, ktore su pre cinnost systemu najvyznamnejsie, bez ktorych by system len tazko fungoval</text:span></text:p>
            </text:list-item>
            <text:list-item>
              <text:p text:style-name="P29"><text:span text:style-name="T21">optimalizacia, najdenie optimalnej kombinacie parametrov, ktory vedie k najlepsiej odozve systemu ( najdenie rovnovahy medzi funkcnym systemom a aby to pre nasu konktretnu restauraciu bolo stale ziskove)<text:tab/></text:span></text:p>
            </text:list-item>
          </text:list>
        </text:list-item>
        <text:list-item>
          <text:p text:style-name="P24">ktore data v abs.mod. zanedbavame, zjednodusujeme:</text:p>
        </text:list-item>
      </text:list>
      <text:list xml:id="list6511188986223968233" text:style-name="L15">
        <text:list-item>
          <text:p text:style-name="P25"><text:span text:style-name="T20">casy su skreslene nie uplne presne, </text:span></text:p>
        </text:list-item>
        <text:list-item>
          <text:p text:style-name="P26">zannedbavanie pripadnej poruchy(kuchyna, chyba casnika, …)</text:p>
        </text:list-item>
        <text:list-item>
          <text:p text:style-name="P26">zanedbavanie roznych presuvani stolov stoliciek, skupina alebo jednotlivec vzdy zaberie cely stol nemoze sa stat ze by dve rozne skupiny sedeli pri jednom stole</text:p>
        </text:list-item>
        <text:list-item>
          <text:p text:style-name="P26">zdovodnit vsetko vyssie uvedene a “dokazat” ze to neovplyvni validitu(porovnanie s realnym) modelu</text:p>
        </text:list-item>
      </text:list>
      <text:h text:style-name="Heading_20_2" text:outline-level="2"><text:tab/><text:span text:style-name="T20">Spôsoby vyjadrenia abstraktného modelu</text:span></text:h>
      <text:list xml:id="list721612956887310916" text:style-name="L16">
        <text:list-item>
          <text:p text:style-name="P27">Ake pozname zposoby:</text:p>
          <text:list>
            <text:list-item>
              <text:p text:style-name="P27">konecny automat, petriho siet, turingov stroj, algebraicke rovnice ,difer. Rovnice, …</text:p>
            </text:list-item>
          </text:list>
        </text:list-item>
      </text:list>
      <text:h text:style-name="P56" text:outline-level="2"><text:soft-page-break/>Formy abstraktneho modelu</text:h>
      <text:list xml:id="list5180172029897018522" text:style-name="L17">
        <text:list-item>
          <text:p text:style-name="P28">Nejak to mozno spojit s 3.1 podla mna to popisujeme to iste</text:p>
        </text:list-item>
        <text:list-item>
          <text:p text:style-name="P30"><text:span text:style-name="T21">vlozit mozno nejeku zaujimavu cast s petriho siete a popisat ju popripade aj viac ako jednu, ak by sme chceli natiahnut text</text:span></text:p>
        </text:list-item>
      </text:list>
      <text:h text:style-name="P50" text:outline-level="1">Implementačný prístup</text:h>
      <text:list xml:id="list3628807060902773086" text:style-name="L18">
        <text:list-item>
          <text:p text:style-name="P31">Abstraktny popis programu tj. cinnost, princip, nejake vyznamne dat. Struktury</text:p>
        </text:list-item>
        <text:list-item>
          <text:p text:style-name="P31">nepouzivat nazvy tried, funkcii atd z zdrojakov</text:p>
        </text:list-item>
        <text:list-item>
          <text:p text:style-name="P31">ide o vysvetlenie programu pre laika a neznaleho cloveka vo vodach informatickych</text:p>
        </text:list-item>
        <text:list-item>
          <text:p text:style-name="P31">mozne pouzitie schem, mozno nejaky pseudo kod</text:p>
        </text:list-item>
      </text:list>
      <text:h text:style-name="P50" text:outline-level="1">Architektúra simulačného modelu</text:h>
      <text:list xml:id="list2630487106322803223" text:style-name="L19">
        <text:list-item>
          <text:p text:style-name="P32">Nejake zaujimavosti o nasom modely</text:p>
        </text:list-item>
        <text:list-item>
          <text:p text:style-name="P32">abstraktny model → simulacny model popisat ako spojenie tj. co z abstraktneho modelu je v simulacnom a pripadne</text:p>
        </text:list-item>
      </text:list>
      <text:h text:style-name="P51" text:outline-level="1"><text:span text:style-name="T22">Simulačné experimenty</text:span></text:h>
      <text:list xml:id="list1462512238914397658" text:style-name="L23">
        <text:list-item>
          <text:p text:style-name="P37"><text:span text:style-name="T23">Co cheme experimentami zistit/dosiahnut</text:span></text:p>
        </text:list-item>
        <text:list-item>
          <text:p text:style-name="P37"><text:span text:style-name="T23">Experimentovanim s modelom ziskavame nove znalosti o systeme</text:span></text:p>
        </text:list-item>
        <text:list-item>
          <text:p text:style-name="P34">mozno by sme tu mohli experimentom odhalit chybu na ktoru by sme poukazali a zkritizovali</text:p>
        </text:list-item>
        <text:list-item>
          <text:p text:style-name="P34">experimenty musime zdovodnit preco sa chovaju ako sa chovaju</text:p>
        </text:list-item>
      </text:list>
      <text:p text:style-name="P33"/>
      <text:h text:style-name="P55" text:outline-level="2">Postup experimentovania</text:h>
      <text:list xml:id="list1639751228499775979" text:style-name="L24">
        <text:list-item>
          <text:p text:style-name="P35">Stanovit ciel experimentu</text:p>
        </text:list-item>
        <text:list-item>
          <text:p text:style-name="P35">nasledne bude treba na dany ciel vymysliet aky sposobom sa k nemu pomocou experimentu dostaneme (pripustny je aj postup pokus-omly)</text:p>
        </text:list-item>
      </text:list>
      <text:h text:style-name="P55" text:outline-level="2">Popis jednotilivých experimentov</text:h>
      <text:list xml:id="list988444600954143854" text:style-name="L25">
        <text:list-item>
          <text:p text:style-name="P36">Zobranie vysledkov z experimentov a ich dokumentacia</text:p>
        </text:list-item>
        <text:list-item>
          <text:p text:style-name="P38"><text:soft-page-break/>na ake vstupy ako system reaguje ci podla ocakavanie alebo nie vyskytuju sa vo vysledkoch nejake zaujimave jednorazove hodnoty ktore mohli vzniknut bud velmi ojedinelou situaciou alebo pripadne moznou chybou v modele</text:p>
        </text:list-item>
        <text:list-item>
          <text:p text:style-name="P36">mozme pouzit nejake obrazky alebo grafy ktore popiseme</text:p>
        </text:list-item>
      </text:list>
      <text:h text:style-name="P55" text:outline-level="2">Záver z experimentov</text:h>
      <text:list xml:id="list5859832978873173579" text:style-name="L26">
        <text:list-item>
          <text:p text:style-name="P39">Kolko experimentov bolo vykonanych, na co sme sa <text:s/>pri nich zameriavali v pripade chyby v systeme ci sme ju potom opravili. Vysledky ci boli dostatocne <text:s/>presne alebo ak by experimenty bezali dlhsiu dobu mohli by sa vysledky radikaldne este zmenit alebo nie..</text:p>
        </text:list-item>
      </text:list>
      <text:h text:style-name="P51" text:outline-level="1"><text:span text:style-name="T22">Záver</text:span></text:h>
      <text:list xml:id="list7371386445348171319" text:style-name="L27">
        <text:list-item>
          <text:p text:style-name="P41"><text:span text:style-name="T24">Zhodnotenie vykonanych exprerimentov ci boli uspesne alebo nie, nasli sme co sme hladali</text:span></text:p>
        </text:list-item>
        <text:list-item>
          <text:p text:style-name="P40">co nam vysledky experimentov povedali o <text:span text:style-name="T25">modele co s toho sa da aplikovat na realny system ci by to malo predpokladane vysledky alebo ci mozno by vo v realnom modele praveze pouzitelne nobolo a z akeho dovodu.</text:span></text:p>
        </text:list-item>
        <text:list-item>
          <text:p text:style-name="P42">Mozno zhodnotit nieco ine ako len experimenty</text:p>
        </text:list-item>
      </text:list>
      <text:p text:style-name="P12"><text:tab/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a967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Bold" style:font-family-generic="roman" style:font-pitch="variable" fo:font-size="24pt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indent="0in" style:auto-text-indent="false" style:page-number="auto" text:number-lines="true" text:line-number="1">
        <style:drop-cap/>
      </style:paragraph-properties>
      <style:text-properties fo:font-size="130%" fo:font-weight="normal" officeooo:rsid="00251dc8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normal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normal" style:font-size-asian="115%" style:font-weight-asian="bold" style:font-size-complex="11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loext:graphic-properties draw:fill-image-width="0in" draw:fill-image-height="0in"/>
      <style:paragraph-properties fo:margin-left="0.2in" fo:margin-right="0in" fo:margin-top="0in" fo:margin-bottom="0.1201in" loext:contextual-spacing="false" fo:text-indent="0in" style:auto-text-indent="false" style:shadow="none">
        <style:tab-stops>
          <style:tab-stop style:position="6.7283in" style:type="right" style:leader-style="dotted" style:leader-text="."/>
        </style:tab-stops>
      </style:paragraph-properties>
      <style:text-properties fo:background-color="transparen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lavicka" style:family="paragraph" style:parent-style-name="Standard">
      <style:text-properties fo:font-size="20pt" officeooo:rsid="001a967a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/>
      </style:footer>
      <style:footer-first>
        <text:p text:style-name="Footer"/>
      </style:footer-first>
      <style:footer-left>
        <text:p text:style-name="Footer"/>
      </style:footer-left>
    </style:master-page>
    <style:master-page style:name="Index" style:page-layout-name="Mpm2">
      <style:footer>
        <text:p text:style-name="Footer"><text:page-number text:select-page="current">5</text:page-number></text:p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0:22:11.558863306</meta:creation-date>
    <dc:date>2016-11-29T23:06:24.037664127</dc:date>
    <meta:editing-duration>PT4H40M29S</meta:editing-duration>
    <meta:editing-cycles>102</meta:editing-cycles>
    <meta:generator>LibreOffice/5.1.6.2.0$Linux_X86_64 LibreOffice_project/10$Build-2</meta:generator>
    <meta:document-statistic meta:table-count="0" meta:image-count="0" meta:object-count="0" meta:page-count="5" meta:paragraph-count="80" meta:word-count="810" meta:character-count="5246" meta:non-whitespace-character-count="4537"/>
  </office:meta>
</office:document-meta>
</file>